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Japan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7">
            <text:p>37</text:p>
          </table:table-cell>
          <table:table-cell>
            <draw:frame table:end-cell-address="Sheet1.L27" table:end-x="1.411cm" table:end-y="0.422cm" draw:z-index="0" draw:style-name="gr1" draw:text-style-name="P1" svg:width="15.994cm" svg:height="9.606cm" svg:x="1.224cm" svg:y="0.094cm">
              <draw:object draw:notify-on-update-of-ranges="Sheet1.C16:Sheet1.C26 Sheet1.D15:Sheet1.D15 Sheet1.D16:Sheet1.D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2006">
            <text:p>2006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1">
            <text:p>51</text:p>
          </table:table-cell>
          <table:table-cell/>
        </table:table-row>
        <table:table-row table:style-name="ro1">
          <table:table-cell table:style-name="ce1" office:value-type="float" office:value="2007">
            <text:p>200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7">
            <text:p>37</text:p>
          </table:table-cell>
          <table:table-cell/>
        </table:table-row>
        <table:table-row table:style-name="ro1">
          <table:table-cell table:style-name="ce1" office:value-type="float" office:value="2008">
            <text:p>200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table:style-name="ce1" office:value-type="float" office:value="2009">
            <text:p>2009</text:p>
          </table:table-cell>
          <table:table-cell table:style-name="ce1" office:value-type="float" office:value="43">
            <text:p>43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1" office:value-type="float" office:value="2010">
            <text:p>2010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 table:style-name="ce1" office:value-type="string">
            <text:p>2011-12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table:style-name="ce1" office:value-type="float" office:value="2013">
            <text:p>201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3">
            <text:p>53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Year</text:p>
          </table:table-cell>
          <table:table-cell table:style-name="Default" office:value-type="string">
            <text:p>Japa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2">
            <text:p>200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3">
            <text:p>200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4">
            <text:p>200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5">
            <text:p>200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6">
            <text:p>200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7">
            <text:p>200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8">
            <text:p>2008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09">
            <text:p>2009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10">
            <text:p>20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2011-1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013">
            <text:p>2013</text:p>
          </table:table-cell>
          <table:table-cell office:value-type="float" office:value="53">
            <text:p>5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iragino Kaku Gothic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14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07:24:43</meta:creation-date>
    <dc:date>2014-02-17T14:44:00</dc:date>
    <meta:editing-duration>P1DT6H19M54S</meta:editing-duration>
    <meta:editing-cycles>5</meta:editing-cycles>
    <meta:generator>OpenOffice/4.0.1$Unix OpenOffice.org_project/401m5$Build-9714</meta:generator>
    <meta:document-statistic meta:table-count="3" meta:cell-count="59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family="'Andale Mono'" style:font-style-name="Regular" style:font-pitch="fixed" fo:font-size="8pt" style:font-size-asian="11pt" style:font-weight-asian="250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607cm" xlink:href=".." xlink:type="simple" chart:class="chart:line" chart:style-name="ch1">
        <chart:title svg:x="3.977cm" svg:y="0.327cm" chart:style-name="ch2">
          <text:p>Japan's 'RSF Press Freedom' Ranking</text:p>
        </chart:title>
        <chart:subtitle svg:x="2.785cm" svg:y="1.305cm" chart:style-name="ch3">
          <text:p>Source:en.rsf.org/spip.php?page=classement&amp;id_rubrique=1054  </text:p>
        </chart:subtitle>
        <chart:plot-area chart:style-name="ch4" table:cell-range-address="Sheet1.C15:Sheet1.D26" chart:data-source-has-labels="both" svg:x="1.306cm" svg:y="2.182cm" svg:width="14.051cm" svg:height="6.813cm">
          <chartooo:coordinate-region svg:x="1.95cm" svg:y="2.826cm" svg:width="13.013cm" svg:height="5.972cm"/>
          <chart:axis chart:dimension="x" chart:name="primary-x" chart:style-name="ch5" chartooo:axis-type="auto">
            <chartooo:date-scale/>
            <chart:categories table:cell-range-address="Sheet1.C16:Sheet1.C26"/>
          </chart:axis>
          <chart:axis chart:dimension="y" chart:name="primary-y" chart:style-name="ch6">
            <chart:title svg:x="0.451cm" svg:y="7.008cm" chart:style-name="ch7">
              <text:p>rank (0='most free')</text:p>
            </chart:title>
            <chart:grid chart:style-name="ch8" chart:class="major"/>
          </chart:axis>
          <chart:series chart:style-name="ch9" chart:values-cell-range-address="Sheet1.D16:Sheet1.D26" chart:label-cell-address="Sheet1.D15:Sheet1.D1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pan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0</text:p>
                <draw:g>
                  <svg:desc>Sheet1.C16:Sheet1.C26</svg:desc>
                </draw:g>
              </table:table-cell>
              <table:table-cell office:value-type="float" office:value="26">
                <text:p>26</text:p>
                <draw:g>
                  <svg:desc>Sheet1.D16:Sheet1.D26</svg:desc>
                </draw:g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